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nthDayFormatter.print( MonthDay objec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nthDayFormatter.parse( String tex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